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174cm" fo:min-width="5.904cm"/>
    </style:style>
    <style:style style:name="gr3" style:family="graphic" style:parent-style-name="standard">
      <style:graphic-properties draw:stroke="none" draw:fill-color="#999999" draw:textarea-horizontal-align="justify" draw:textarea-vertical-align="middle" draw:auto-grow-height="false" fo:min-height="0.258cm" fo:min-width="0.262cm"/>
    </style:style>
    <style:style style:name="gr4" style:family="graphic" style:parent-style-name="standard">
      <style:graphic-properties draw:stroke="none" svg:stroke-color="#000000" draw:fill="none" draw:fill-color="#ffffff" fo:min-height="1.119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512cm" fo:min-width="0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29cm" fo:min-width="0.22cm" draw:shadow="hidden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39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56cm"/>
    </style:style>
    <style:style style:name="gr11" style:family="graphic" style:parent-style-name="standard">
      <style:graphic-properties svg:stroke-color="#000000" draw:fill-color="#00ccff" draw:textarea-horizontal-align="justify" draw:textarea-vertical-align="middle" draw:auto-grow-height="false" fo:min-height="0cm" fo:min-width="0cm" draw:shadow="hidden"/>
    </style:style>
    <style:style style:name="gr12" style:family="graphic" style:parent-style-name="standard">
      <style:graphic-properties svg:stroke-color="#000000" draw:fill-color="#ff9999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7.403cm" fo:min-width="18.55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  <style:text-properties style:font-name="Courier New" fo:font-weight="bold" style:font-weight-asian="bold" style:font-weight-complex="bold"/>
    </style:style>
    <style:style style:name="P4" style:family="paragraph">
      <loext:graphic-properties draw:fill-color="#999999"/>
      <style:paragraph-properties fo:text-align="center"/>
      <style:text-properties style:font-name="Courier New" fo:font-size="8pt" fo:font-weight="bold" style:font-size-asian="18pt" style:font-weight-asian="bold" style:font-size-complex="18pt" style:font-weight-complex="bold"/>
    </style:style>
    <style:style style:name="P5" style:family="paragraph">
      <style:text-properties style:font-name="Courier New" fo:font-size="14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Courier New" fo:font-size="14pt" fo:font-weight="bold" style:font-size-asian="18pt" style:font-weight-asian="bold" style:font-size-complex="18pt" style:font-weight-complex="bold"/>
    </style:style>
    <style:style style:name="P7" style:family="paragraph">
      <style:text-properties style:font-name="Courier New" fo:font-size="10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style:font-name="Courier New" fo:font-size="10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00ccff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style:text-properties fo:font-size="32pt" style:font-size-asian="18pt" style:font-size-complex="18pt"/>
    </style:style>
    <style:style style:name="P13" style:family="paragraph">
      <loext:graphic-properties draw:fill="none" draw:fill-color="#ffffff"/>
      <style:text-properties fo:font-size="32pt" style:font-size-asian="18pt" style:font-size-complex="18pt"/>
    </style:style>
    <style:style style:name="T1" style:family="text">
      <style:text-properties style:font-name="Courier New" fo:font-size="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style:font-name="Courier New" fo:font-size="10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193cm" svg:y1="22.463cm" svg:x2="22.971cm" svg:y2="22.463cm">
          <text:p/>
        </draw:line>
        <draw:line draw:style-name="gr1" draw:text-style-name="P1" draw:layer="layout" svg:x1="20.939cm" svg:y1="22.717cm" svg:x2="22.971cm" svg:y2="22.717cm">
          <text:p/>
        </draw:line>
        <draw:line draw:style-name="gr1" draw:text-style-name="P1" draw:layer="layout" svg:x1="21.193cm" svg:y1="23.733cm" svg:x2="22.717cm" svg:y2="23.733cm">
          <text:p/>
        </draw:line>
        <draw:line draw:style-name="gr1" draw:text-style-name="P1" draw:layer="layout" svg:x1="20.939cm" svg:y1="23.987cm" svg:x2="22.717cm" svg:y2="23.987cm">
          <text:p/>
        </draw:line>
        <draw:line draw:style-name="gr1" draw:text-style-name="P1" draw:layer="layout" svg:x1="21.193cm" svg:y1="26.273cm" svg:x2="22.59cm" svg:y2="26.273cm">
          <text:p/>
        </draw:line>
        <draw:line draw:style-name="gr1" draw:text-style-name="P1" draw:layer="layout" svg:x1="20.939cm" svg:y1="26.527cm" svg:x2="22.59cm" svg:y2="26.527cm">
          <text:p/>
        </draw:line>
        <draw:line draw:style-name="gr1" draw:text-style-name="P1" draw:layer="layout" svg:x1="21.193cm" svg:y1="27.543cm" svg:x2="22.971cm" svg:y2="27.543cm">
          <text:p/>
        </draw:line>
        <draw:line draw:style-name="gr1" draw:text-style-name="P1" draw:layer="layout" svg:x1="20.939cm" svg:y1="27.797cm" svg:x2="22.971cm" svg:y2="27.797cm">
          <text:p/>
        </draw:line>
        <draw:line draw:style-name="gr1" draw:text-style-name="P1" draw:layer="layout" svg:x1="26.527cm" svg:y1="21.955cm" svg:x2="26.527cm" svg:y2="19.161cm">
          <text:p/>
        </draw:line>
        <draw:custom-shape draw:style-name="gr2" draw:text-style-name="P2" draw:layer="layout" svg:width="11.43cm" svg:height="2.54cm" draw:transform="rotate (1.5707963267949) translate (25.13cm 31.4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23.479cm" svg:y1="22.59cm" svg:x2="25.13cm" svg:y2="22.59cm">
          <text:p/>
        </draw:line>
        <draw:line draw:style-name="gr1" draw:text-style-name="P1" draw:layer="layout" svg:x1="23.479cm" svg:y1="23.86cm" svg:x2="25.13cm" svg:y2="23.86cm">
          <text:p/>
        </draw:line>
        <draw:line draw:style-name="gr1" draw:text-style-name="P1" draw:layer="layout" svg:x1="22.971cm" svg:y1="25.13cm" svg:x2="25.13cm" svg:y2="25.13cm">
          <text:p/>
        </draw:line>
        <draw:line draw:style-name="gr1" draw:text-style-name="P1" draw:layer="layout" svg:x1="23.479cm" svg:y1="26.4cm" svg:x2="25.13cm" svg:y2="26.4cm">
          <text:p/>
        </draw:line>
        <draw:line draw:style-name="gr1" draw:text-style-name="P1" draw:layer="layout" svg:x1="23.479cm" svg:y1="27.67cm" svg:x2="25.13cm" svg:y2="27.67cm">
          <text:p/>
        </draw:line>
        <draw:line draw:style-name="gr1" draw:text-style-name="P1" draw:layer="layout" svg:x1="23.479cm" svg:y1="28.94cm" svg:x2="25.13cm" svg:y2="28.94cm">
          <text:p/>
        </draw:line>
        <draw:line draw:style-name="gr1" draw:text-style-name="P1" draw:layer="layout" svg:x1="22.971cm" svg:y1="30.21cm" svg:x2="25.13cm" svg:y2="30.21cm">
          <text:p/>
        </draw:line>
        <draw:custom-shape draw:style-name="gr3" draw:text-style-name="P4" draw:layer="layout" svg:width="0.762cm" svg:height="0.508cm" svg:x="25.257cm" svg:y="21.06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2.336cm">
          <text:p text:style-name="P3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3.606cm">
          <text:p text:style-name="P3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4.876cm">
          <text:p text:style-name="P3"><text:span text:style-name="T1">01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6.146cm">
          <text:p text:style-name="P3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7.416cm">
          <text:p text:style-name="P3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8.686cm">
          <text:p text:style-name="P3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9.956cm">
          <text:p text:style-name="P3"><text:span text:style-name="T1">11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7.67cm" svg:y1="25.765cm" svg:x2="28.94cm" svg:y2="25.765cm">
          <text:p/>
        </draw:line>
        <draw:line draw:style-name="gr1" draw:text-style-name="P1" draw:layer="layout" svg:x1="23.479cm" svg:y1="21.32cm" svg:x2="25.13cm" svg:y2="21.32cm">
          <text:p/>
        </draw:line>
        <draw:frame draw:style-name="gr4" draw:text-style-name="P6" draw:layer="layout" svg:width="5.08cm" svg:height="1.369cm" svg:x="24.876cm" svg:y="18.004cm">
          <draw:text-box>
            <text:p text:style-name="P5"><text:span text:style-name="T2">function_select</text:span></text:p>
          </draw:text-box>
        </draw:frame>
        <draw:path draw:style-name="gr5" draw:text-style-name="P2" draw:layer="layout" svg:width="0.887cm" svg:height="0.761cm" svg:x="22.591cm" svg:y="20.939cm" svg:viewBox="0 0 888 762" svg:d="M0 762v-381-381h381v4c20-3 42-4 63-4 252 0 444 165 444 381s-192 381-444 381c-21 0-43-1-63-4v4z">
          <text:p/>
        </draw:path>
        <draw:path draw:style-name="gr6" draw:text-style-name="P2" draw:layer="layout" svg:width="0.888cm" svg:height="0.761cm" svg:x="22.59cm" svg:y="22.209cm" svg:viewBox="0 0 889 762" svg:d="M347 381c0-185-145-333-347-371 54-7 110-10 168-10 409 0 721 165 721 381s-312 381-721 381c-58 0-114-3-168-10 202-38 347-186 347-371z">
          <text:p/>
        </draw:path>
        <draw:g>
          <draw:path draw:style-name="gr6" draw:text-style-name="P2" draw:layer="layout" svg:width="0.888cm" svg:height="0.761cm" svg:x="22.59cm" svg:y="23.479cm" svg:viewBox="0 0 889 762" svg:d="M347 381c0-185-145-333-347-371 54-7 110-10 168-10 409 0 721 165 721 381s-312 381-721 381c-58 0-114-3-168-10 202-38 347-186 347-371z">
            <text:p/>
          </draw:path>
          <draw:path draw:style-name="gr1" draw:text-style-name="P1" draw:layer="layout" svg:width="1.025cm" svg:height="0.707cm" draw:transform="skewX (0.809832772925369) rotate (-0.380481776934764) translate (22.3360000017854cm 23.4789999992859cm)" svg:viewBox="0 0 1026 708" svg:d="M0 0c1026 0 1026 708 1026 708">
            <text:p/>
          </draw:path>
        </draw:g>
        <draw:custom-shape draw:style-name="gr7" draw:text-style-name="P2" draw:layer="layout" svg:width="0.254cm" svg:height="0.254cm" draw:transform="rotate (-3.14159265358979) translate (23.098cm 24.8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2.971cm" svg:y1="24.876cm" svg:x2="22.971cm" svg:y2="25.13cm">
          <text:p/>
        </draw:line>
        <draw:frame draw:style-name="gr8" draw:text-style-name="P8" draw:layer="layout" svg:width="1.778cm" svg:height="0.649cm" svg:x="22.971cm" svg:y="24.354cm">
          <draw:text-box>
            <text:p text:style-name="P7"><text:span text:style-name="T3">Vcc</text:span></text:p>
          </draw:text-box>
        </draw:frame>
        <draw:path draw:style-name="gr5" draw:text-style-name="P2" draw:layer="layout" svg:width="0.887cm" svg:height="0.761cm" svg:x="22.591cm" svg:y="26.019cm" svg:viewBox="0 0 888 762" svg:d="M0 762v-381-381h381v4c20-3 42-4 63-4 252 0 444 165 444 381s-192 381-444 381c-21 0-43-1-63-4v4z">
          <text:p/>
        </draw:path>
        <draw:path draw:style-name="gr6" draw:text-style-name="P2" draw:layer="layout" svg:width="0.888cm" svg:height="0.761cm" svg:x="22.59cm" svg:y="27.289cm" svg:viewBox="0 0 889 762" svg:d="M347 381c0-185-145-333-347-371 54-7 110-10 168-10 409 0 721 165 721 381s-312 381-721 381c-58 0-114-3-168-10 202-38 347-186 347-371z">
          <text:p/>
        </draw:path>
        <draw:g>
          <draw:path draw:style-name="gr6" draw:text-style-name="P2" draw:layer="layout" svg:width="0.888cm" svg:height="0.761cm" svg:x="22.59cm" svg:y="28.559cm" svg:viewBox="0 0 889 762" svg:d="M347 381c0-185-145-333-347-371 54-7 110-10 168-10 409 0 721 165 721 381s-312 381-721 381c-58 0-114-3-168-10 202-38 347-186 347-371z">
            <text:p/>
          </draw:path>
          <draw:path draw:style-name="gr1" draw:text-style-name="P1" draw:layer="layout" svg:width="1.025cm" svg:height="0.707cm" draw:transform="skewX (0.809832772925369) rotate (-0.380481776934764) translate (22.3360000017854cm 28.5589999992859cm)" svg:viewBox="0 0 1026 708" svg:d="M0 0c1026 0 1026 708 1026 708">
            <text:p/>
          </draw:path>
        </draw:g>
        <draw:custom-shape draw:style-name="gr7" draw:text-style-name="P2" draw:layer="layout" svg:width="0.102cm" svg:height="0.102cm" svg:x="23.479cm" svg:y="26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02cm" svg:height="0.102cm" svg:x="23.479cm" svg:y="27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02cm" svg:height="0.102cm" svg:x="23.479cm" svg:y="28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971cm" svg:y1="30.21cm" svg:x2="22.971cm" svg:y2="30.464cm">
          <text:p/>
        </draw:line>
        <draw:line draw:style-name="gr1" draw:text-style-name="P1" draw:layer="layout" svg:x1="22.717cm" svg:y1="30.464cm" svg:x2="23.225cm" svg:y2="30.464cm">
          <text:p/>
        </draw:line>
        <draw:line draw:style-name="gr1" draw:text-style-name="P1" draw:layer="layout" svg:x1="22.844cm" svg:y1="30.591cm" svg:x2="23.098cm" svg:y2="30.591cm">
          <text:p/>
        </draw:line>
        <draw:line draw:style-name="gr1" draw:text-style-name="P1" draw:layer="layout" svg:x1="22.92cm" svg:y1="30.718cm" svg:x2="23.022cm" svg:y2="30.718cm">
          <text:p/>
        </draw:line>
        <draw:line draw:style-name="gr1" draw:text-style-name="P1" draw:layer="layout" svg:x1="21.193cm" svg:y1="28.813cm" svg:x2="22.717cm" svg:y2="28.813cm">
          <text:p/>
        </draw:line>
        <draw:line draw:style-name="gr1" draw:text-style-name="P1" draw:layer="layout" svg:x1="20.939cm" svg:y1="29.067cm" svg:x2="22.717cm" svg:y2="29.067cm">
          <text:p/>
        </draw:line>
        <draw:line draw:style-name="gr1" draw:text-style-name="P1" draw:layer="layout" svg:x1="18.78cm" svg:y1="21.193cm" svg:x2="22.59cm" svg:y2="21.193cm">
          <text:p/>
        </draw:line>
        <draw:line draw:style-name="gr1" draw:text-style-name="P1" draw:layer="layout" svg:x1="18.78cm" svg:y1="21.447cm" svg:x2="22.59cm" svg:y2="21.447cm">
          <text:p/>
        </draw:line>
        <draw:line draw:style-name="gr1" draw:text-style-name="P1" draw:layer="layout" svg:x1="20.939cm" svg:y1="21.447cm" svg:x2="20.939cm" svg:y2="29.067cm">
          <text:p/>
        </draw:line>
        <draw:line draw:style-name="gr1" draw:text-style-name="P1" draw:layer="layout" svg:x1="21.193cm" svg:y1="21.193cm" svg:x2="21.193cm" svg:y2="28.813cm">
          <text:p/>
        </draw:line>
        <draw:custom-shape draw:style-name="gr9" draw:text-style-name="P9" draw:layer="layout" svg:width="0.102cm" svg:height="0.102cm" svg:x="21.142cm" svg:y="22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0.888cm" svg:y="22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1.142cm" svg:y="2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0.888cm" svg:y="2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1.142cm" svg:y="26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0.888cm" svg:y="26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1.142cm" svg:y="27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0.888cm" svg:y="27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1.142cm" svg:y="21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102cm" svg:height="0.102cm" svg:x="20.888cm" svg:y="2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78cm" svg:y1="21.447cm" svg:x2="18.78cm" svg:y2="21.955cm">
          <text:p/>
        </draw:line>
        <draw:line draw:style-name="gr1" draw:text-style-name="P1" draw:layer="layout" svg:x1="18.78cm" svg:y1="20.685cm" svg:x2="18.78cm" svg:y2="21.193cm">
          <text:p/>
        </draw:line>
        <draw:line draw:style-name="gr1" draw:text-style-name="P1" draw:layer="layout" svg:x1="17.51cm" svg:y1="20.685cm" svg:x2="18.78cm" svg:y2="20.685cm">
          <text:p/>
        </draw:line>
        <draw:line draw:style-name="gr1" draw:text-style-name="P1" draw:layer="layout" svg:x1="17.51cm" svg:y1="21.955cm" svg:x2="18.78cm" svg:y2="21.955cm">
          <text:p/>
        </draw:line>
        <draw:line draw:style-name="gr1" draw:text-style-name="P1" draw:layer="layout" svg:x1="26.4cm" svg:y1="20.177cm" svg:x2="26.654cm" svg:y2="19.923cm">
          <text:p/>
        </draw:line>
        <draw:frame draw:style-name="gr8" draw:text-style-name="P8" draw:layer="layout" svg:width="0.635cm" svg:height="0.649cm" svg:x="26.527cm" svg:y="19.669cm">
          <draw:text-box>
            <text:p text:style-name="P7"><text:span text:style-name="T4">3</text:span></text:p>
          </draw:text-box>
        </draw:frame>
        <draw:frame draw:style-name="gr10" draw:text-style-name="P6" draw:layer="layout" svg:width="0.816cm" svg:height="0.81cm" svg:x="16.24cm" svg:y="20.355cm">
          <draw:text-box>
            <text:p text:style-name="P5"><text:span text:style-name="T2">a</text:span></text:p>
          </draw:text-box>
        </draw:frame>
        <draw:frame draw:style-name="gr10" draw:text-style-name="P6" draw:layer="layout" svg:width="0.816cm" svg:height="0.81cm" svg:x="16.24cm" svg:y="21.625cm">
          <draw:text-box>
            <text:p text:style-name="P5"><text:span text:style-name="T2">b</text:span></text:p>
          </draw:text-box>
        </draw:frame>
        <draw:frame draw:style-name="gr4" draw:text-style-name="P6" draw:layer="layout" svg:width="5.08cm" svg:height="1.369cm" svg:x="27.924cm" svg:y="25.793cm">
          <draw:text-box>
            <text:p text:style-name="P5"><text:span text:style-name="T2">function_select</text:span></text:p>
          </draw:text-box>
        </draw:frame>
        <draw:polygon draw:style-name="gr11" draw:text-style-name="P10" draw:layer="layout" svg:width="0.507cm" svg:height="0.254cm" svg:x="17.002cm" svg:y="20.558cm" svg:viewBox="0 0 508 255" draw:points="508,127 253,255 253,254 0,254 0,0 253,0 254,0 254,0">
          <text:p/>
        </draw:polygon>
        <draw:polygon draw:style-name="gr11" draw:text-style-name="P10" draw:layer="layout" svg:width="0.507cm" svg:height="0.254cm" svg:x="17.002cm" svg:y="21.828cm" svg:viewBox="0 0 508 255" draw:points="508,127 253,255 253,254 0,254 0,0 253,0 254,0 254,0">
          <text:p/>
        </draw:polygon>
        <draw:polygon draw:style-name="gr11" draw:text-style-name="P10" draw:layer="layout" svg:width="0.507cm" svg:height="0.254cm" draw:transform="rotate (-1.5707963267949) translate (26.655cm 18.653cm)" svg:viewBox="0 0 508 255" draw:points="508,127 253,255 253,254 0,254 0,0 253,0 254,0 254,0">
          <text:p/>
        </draw:polygon>
        <draw:polygon draw:style-name="gr12" draw:text-style-name="P11" draw:layer="layout" svg:width="0.507cm" svg:height="0.254cm" svg:x="28.94cm" svg:y="25.638cm" svg:viewBox="0 0 508 255" draw:points="508,127 253,255 253,254 0,254 0,0 253,0 254,0 254,0">
          <text:p/>
        </draw:polygon>
        <draw:custom-shape draw:style-name="gr13" draw:text-style-name="P1" draw:layer="layout" svg:width="19.05cm" svg:height="17.653cm" svg:x="14.97cm" svg:y="14.97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1.43cm" svg:height="1.508cm" svg:x="18.826cm" svg:y="15.494cm">
          <draw:text-box>
            <text:p text:style-name="P12"><text:span text:style-name="T5">Equivalent Schemat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1:19:39.505528930</meta:creation-date>
    <meta:generator>LibreOffice/5.1.4.2$Linux_X86_64 LibreOffice_project/10m0$Build-2</meta:generator>
    <dc:date>2017-02-13T14:23:21.416622737</dc:date>
    <meta:editing-duration>PT2H53M31S</meta:editing-duration>
    <meta:editing-cycles>20</meta:editing-cycles>
    <meta:document-statistic meta:object-count="79"/>
  </office:meta>
</office:document-meta>
</file>